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6" table:number-rows-spanned="1">
            <text:p>Result for shared memory kernels in superresolution.cu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Avg. Duration(ns)</text:p>
          </table:table-cell>
          <table:table-cell table:style-name="ce2" office:value-type="string">
            <text:p>Registers/Thread</text:p>
          </table:table-cell>
          <table:table-cell table:style-name="ce2" office:value-type="string">
            <text:p>Static Shared Memory</text:p>
          </table:table-cell>
          <table:table-cell table:style-name="ce2" office:value-type="string">
            <text:p>Avg. Dynamic Shared Memory</text:p>
          </table:table-cell>
          <table:table-cell table:style-name="ce2" office:value-type="string">
            <text:p>Achieved Occupancy</text:p>
          </table:table-cell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255">
            <text:p>6925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47">
            <text:p>8734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345">
            <text:p>933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39">
            <text:p>0.839</text:p>
          </table:table-cell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695">
            <text:p>12369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9">
            <text:p>0.849</text:p>
          </table:table-cell>
        </table:table-row>
        <table:table-row table:style-name="ro2">
          <table:table-cell office:value-type="string">
            <text:p>dualL1Difference_sm(float const *, float const *, float*, int, int, int, float, float, float, float)</text:p>
          </table:table-cell>
          <table:table-cell office:value-type="float" office:value="127338">
            <text:p>127338</text:p>
          </table:table-cell>
          <table:table-cell office:value-type="float" office:value="12">
            <text:p>1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49674">
            <text:p>14967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">
            <text:p>0.888</text:p>
          </table:table-cell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5034">
            <text:p>16503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683">
            <text:p>23268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5">
            <text:p>0.865</text:p>
          </table:table-cell>
        </table:table-row>
        <table:table-row table:style-name="ro2">
          <table:table-cell office:value-type="string">
            <text:p>primal1N_sm(float const *, float const *, float const *, float*, float*, int, int, int, float, float, float, float)</text:p>
          </table:table-cell>
          <table:table-cell office:value-type="float" office:value="286454">
            <text:p>286454</text:p>
          </table:table-cell>
          <table:table-cell office:value-type="float" office:value="16">
            <text:p>1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0.936">
            <text:p>0.936</text:p>
          </table:table-cell>
        </table:table-row>
        <table:table-row table:style-name="ro2">
          <table:table-cell office:value-type="string">
            <text:p>dualTVHuber_sm(float*, float*, float*, int, int, int, float, float, float, float)</text:p>
          </table:table-cell>
          <table:table-cell office:value-type="float" office:value="419362">
            <text:p>419362</text:p>
          </table:table-cell>
          <table:table-cell office:value-type="float" office:value="19">
            <text:p>19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0.942">
            <text:p>0.942</text:p>
          </table:table-cell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3866">
            <text:p>57386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4">
            <text:p>0.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1T20:28:15</dc:date>
    <dc:creator>Praktikant Acc110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3" meta:object-count="0"/>
  </office:meta>
</office:document-meta>
</file>